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position_x</text:p>
          </table:table-cell>
          <table:table-cell table:style-name="ce1" office:value-type="string" calcext:value-type="string">
            <text:p>position_y</text:p>
          </table:table-cell>
          <table:table-cell table:style-name="ce1" office:value-type="string" calcext:value-type="string">
            <text:p>rotation</text:p>
          </table:table-cell>
          <table:table-cell office:value-type="string" calcext:value-type="string">
            <text:p>offset_x</text:p>
          </table:table-cell>
          <table:table-cell table:style-name="ce1" office:value-type="string" calcext:value-type="string">
            <text:p>offset_y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oomp_electronic_ic_tqfp_32_mcu_atmega328_microchip_atmega328p_aur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-6.35" calcext:value-type="float">
            <text:p>-6.35</text:p>
          </table:table-cell>
          <table:table-cell office:value-type="float" office:value="45" calcext:value-type="float">
            <text:p>45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oomp_electronic_pmic_sot_223_linear_1117_5_volt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oomp_electronic_ic_sop_16_converter_usb_to_serial_converter_wch_ch340g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oomp_electronic_breakout_board_mcu_atmega328_shennie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-7.62" calcext:value-type="float">
            <text:p>-7.62</text:p>
          </table:table-cell>
          <table:table-cell office:value-type="float" office:value="17.78" calcext:value-type="float">
            <text:p>17.78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oomp_electronic_header_2d54_mm_dual_row_2x3_dual_row_6_pin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2.54" calcext:value-type="float">
            <text:p>2.54</text:p>
          </table:table-cell>
          <table:table-cell office:value-type="float" office:value="20.32" calcext:value-type="float">
            <text:p>20.32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oomp_electronic_socket_usb_mini_surface_mount_only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-19.717" calcext:value-type="float">
            <text:p>-19.717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l1_rx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l2_tx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l3_pow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l4_l1</text:p>
          </table:table-cell>
          <table:table-cell table:style-name="ce2" office:value-type="string" calcext:value-type="string">
            <text:p>oomp_electronic_led_0603_red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serial_data_line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serial_data_line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oomp_electronic_resistor_0603_1000_ohm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uto_reset_circuit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oomp_electronic_button_3_5_mm_x_6_mm_x_2_5_mm_surface_mount</text:p>
          </table:table-cell>
          <table:table-cell table:style-name="ce2" office:value-type="string" calcext:value-type="string">
            <text:p>TRUE</text:p>
          </table:table-cell>
          <table:table-cell table:style-name="ce2"/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oomp_electronic_ceramic_resonator_3213_3_pin_ground_pin_2_16_mega_hertz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tmega328_crystal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oomp_electronic_ceramic_resonator_3213_3_pin_ground_pin_2_12_mega_hertz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ch340_crystal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oomp_electronic_diode_schottky_sod_123_package_marking_b2_mbr0520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back_power_protection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oomp_electronic_capacitor_3216_avx_a_tantalum_4_7_micro_farad_16_volt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oomp_electronic_capacitor_3216_avx_a_tantalum_4_7_micro_farad_16_volt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ch340_decoupling_3_volt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tmega328_decoupling_not_certain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auto_reset_circuit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oomp_electronic_capacitor_0603_100_nano_farad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power_supply_filtering</text:p>
          </table:table-cell>
          <table:table-cell table:number-columns-repeated="3"/>
          <table:table-cell table:style-name="ce2" table:number-columns-repeated="16377"/>
        </table:table-row>
        <table:table-row table:style-name="ro1" table:number-rows-repeated="65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18:38:41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6T18:41:19.731000000</dc:date>
    <meta:editing-duration>PT38M19S</meta:editing-duration>
    <meta:editing-cycles>8</meta:editing-cycles>
    <meta:generator>LibreOffice/7.6.0.3$Windows_X86_64 LibreOffice_project/69edd8b8ebc41d00b4de3915dc82f8f0fc3b6265</meta:generator>
    <meta:document-statistic meta:table-count="1" meta:cell-count="145" meta:object-count="0"/>
  </office:meta>
</office:document-meta>
</file>